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ottom_20_Red-title">
      <style:graphic-properties fo:min-height="6.621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3.531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Bottom_20_Red-title">
      <style:graphic-properties fo:min-height="6.453cm" loext:decorative="false"/>
      <style:paragraph-properties style:writing-mode="lr-tb"/>
    </style:style>
    <style:style style:name="pr8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9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10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6" style:family="paragraph">
      <loext:graphic-properties draw:fill-color="#dddddd"/>
      <style:text-properties fo:hyphenate="false" loext:hyphenation-no-caps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28.1000003814697pt"/>
    </style:style>
    <style:style style:name="T1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2" style:family="text">
      <style:text-properties fo:color="#ffffff" loext:opacity="100%" style:font-name="Fira Code" fo:font-size="42.7000007629395pt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Fira Code" fo:background-color="#eeeeee"/>
    </style:style>
    <style:style style:name="T5" style:family="text">
      <style:text-properties style:font-name="Roboto" fo:background-color="transparent"/>
    </style:style>
    <style:style style:name="T6" style:family="text">
      <style:text-properties fo:color="#ffffff" loext:opacity="100%" fo:font-size="42.7000007629395pt" fo:font-weight="bold" style:font-weight-asian="bold" style:font-weight-complex="bold"/>
    </style:style>
    <style:style style:name="T7" style:family="text">
      <style:text-properties style:font-name="Fira Cod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Fira Code" fo:font-size="40pt" fo:background-color="#eeeeee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621cm" svg:x="1.199cm" svg:y="7.203cm" presentation:class="title" presentation:user-transformed="true">
          <draw:text-box>
            <text:p>Operace mezi objekty</text:p>
          </draw:text-box>
        </draw:frame>
        <draw:frame presentation:style-name="pr2" draw:text-style-name="P3" draw:layer="layout" svg:width="25.198cm" svg:height="3.531cm" svg:x="1.399cm" svg:y="14.246cm" presentation:class="subtitle" presentation:user-transformed="true">
          <draw:text-box>
            <text:p xml:id="id1" text:id="id1" text:style-name="P2"><text:span text:style-name="T1">Všechny věci spolu souvisí</text:span></text:p>
            <text:p xml:id="id2" text:id="id2" text:style-name="P2"><text:span text:style-name="T1">ale některé spolu souvisí víc než jin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6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3" text:id="id3" text:style-name="P5">Operace s geometriemi</text:p>
              </text:list-item>
              <text:list-item>
                <text:p xml:id="id4" text:id="id4" text:style-name="P5">Prostorové propoje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ttom_20_Red" presentation:presentation-page-layout-name="AL1T0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Klíčové operace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1">V kontextu </text:span><text:span text:style-name="T2">{sf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 text:style-name="P2">Podle typu geometrie 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" text:id="id5" text:style-name="P2">Bod: <text:span text:style-name="T3">souřadnice</text:span> – zeměpisné i rovinné</text:p>
                <text:p xml:id="id6" text:id="id6" text:style-name="P2"><text:span text:style-name="T4">sf::st_coodinates(x)</text:span></text:p>
              </text:list-item>
              <text:list-item>
                <text:p xml:id="id7" text:id="id7" text:style-name="P2">Čára: <text:span text:style-name="T3">délka</text:span> – vždy v délkových mírách</text:p>
                <text:p xml:id="id8" text:id="id8" text:style-name="P2"><text:span text:style-name="T4">sf::st_length(x)</text:span></text:p>
              </text:list-item>
              <text:list-item>
                <text:p xml:id="id9" text:id="id9" text:style-name="P2">Polygon: <text:span text:style-name="T3">plocha</text:span> – v plošných mírách</text:p>
                <text:p xml:id="id10" text:id="id10" text:style-name="P2"><text:span text:style-name="T4">sf::st_area(x)</text:span></text:p>
              </text:list-item>
              <text:list-item>
                <text:p xml:id="id11" text:id="id11" text:style-name="P2"><text:span text:style-name="T5">Všechny typy: vzdálenost –v délkových mírách</text:span></text:p>
                <text:p xml:id="id12" text:id="id12" text:style-name="P2"><text:span text:style-name="T4">sf::st_distance(x, 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ttom_20_Red" presentation:presentation-page-layout-name="AL1T0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tři-kamen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1T0">
        <office:forms form:automatic-focus="false" form:apply-design-mode="false"/>
        <draw:custom-shape draw:name="TextShape 1_7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dopady-projekc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 text:style-name="P2">Prostorové propojení 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13" text:id="id13" text:style-name="P2">Sloučení datové složky ze dvou prostorových objektů</text:p>
                <text:p xml:id="id14" text:id="id14" text:style-name="P2"><text:span text:style-name="T4">sf::st_join(x, y, left = T)</text:span></text:p>
              </text:list-item>
              <text:list-item>
                <text:p xml:id="id15" text:id="id15" text:style-name="P2">Pozor na "strannost" propojení: default = left join; pro inner join třeba změnit<text:span text:style-name="T7"> </text:span><text:span text:style-name="T4">left = 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ttom_20_Red" presentation:presentation-page-layout-name="AL1T0">
        <office:forms form:automatic-focus="false" form:apply-design-mode="false"/>
        <draw:custom-shape draw:name="TextShape 1_4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bod+polygon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 text:style-name="P2">Testy geometrie 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16" text:id="id16" text:style-name="P2">Test průsečíku</text:p>
                <text:p xml:id="id17" text:id="id17" text:style-name="P2"><text:span text:style-name="T4">sf::st_intersects(x, y)</text:span></text:p>
              </text:list-item>
              <text:list-item>
                <text:p xml:id="id18" text:id="id18" text:style-name="P2">Test dotyku</text:p>
                <text:p xml:id="id19" text:id="id19" text:style-name="P2"><text:span text:style-name="T4">sf::st_touches(x, y)</text:span></text:p>
              </text:list-item>
              <text:list-item>
                <text:p xml:id="id20" text:id="id20" text:style-name="P2">Test bodu v polygonu</text:p>
                <text:p xml:id="id21" text:id="id21" text:style-name="P2"><text:span text:style-name="T4">sf::st_contains(x, 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Index nebo vektor?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22" text:id="id22"><text:span text:style-name="T4">sparse = TRUE</text:span> (default) vrací řídký index – pořadí prvků, které splňují podmínku</text:p>
              </text:list-item>
              <text:list-item>
                <text:p xml:id="id23" text:id="id23"><text:span text:style-name="T4">sparse = FALSE</text:span> vrací logický vektor stejné délky jako vstup</text:p>
              </text:list-item>
              <text:list-item>
                <text:p xml:id="id24" text:id="id24">Osobně preferuji práci s vekt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>Modely geometrie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5" text:id="id25">Standard topologie <text:a xlink:href="https://en.wikipedia.org/wiki/DE-9IM" xlink:type="simple">DE-9IM</text:a><text:s/></text:p>
              </text:list-item>
              <text:list-item>
                <text:p xml:id="id26" text:id="id26">GEOS (<text:span text:style-name="T4">{sf}</text:span> v rovině) v souladu</text:p>
                <text:list>
                  <text:list-item>
                    <text:p xml:id="id27" text:id="id27">všechny objekty obsahují svůj okraj</text:p>
                  </text:list-item>
                </text:list>
              </text:list-item>
              <text:list-item>
                <text:p xml:id="id28" text:id="id28">S2 (<text:span text:style-name="T4">{sf}</text:span> na kouli) má vlastní přístup:</text:p>
                <text:list>
                  <text:list-item>
                    <text:p xml:id="id29" text:id="id29"><text:span text:style-name="T8">CLOSED</text:span> = objekty obsahují okraj</text:p>
                  </text:list-item>
                  <text:list-item>
                    <text:p xml:id="id30" text:id="id30">OPEN = objekty neobsahují okraj</text:p>
                  </text:list-item>
                  <text:list-item>
                    <text:p xml:id="id31" text:id="id31">SEMI-OPEN = objekty obsahují polovinu okrajů (tj. sousedi se nepřekrývají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>Příklad: Sousedi Francie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32" text:id="id32">Seřadit sousedy Francie podle délky hranice</text:p>
              </text:list-item>
              <text:list-item>
                <text:p xml:id="id33" text:id="id33">Problém:</text:p>
                <text:list>
                  <text:list-item>
                    <text:p xml:id="id34" text:id="id34">Získat země světa, vybrat Francii</text:p>
                  </text:list-item>
                  <text:list-item>
                    <text:p xml:id="id35" text:id="id35">Získat sousedy Francie </text:p>
                  </text:list-item>
                  <text:list-item>
                    <text:p xml:id="id36" text:id="id36">Získat společnou hranici</text:p>
                  </text:list-item>
                  <text:list-item>
                    <text:p xml:id="id37" text:id="id37">Zjistit délku, 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ttom_20_Red" presentation:presentation-page-layout-name="AL1T0">
        <office:forms form:automatic-focus="false" form:apply-design-mode="false"/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sousedi-franci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>Příklad: WC v Praze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38" text:id="id38">Zjistit počet veřejných záchodků po částech Prahy</text:p>
              </text:list-item>
              <text:list-item>
                <text:p xml:id="id39" text:id="id39">Problém:</text:p>
                <text:list>
                  <text:list-item>
                    <text:p xml:id="id40" text:id="id40">Získat záchody jako body</text:p>
                  </text:list-item>
                  <text:list-item>
                    <text:p xml:id="id41" text:id="id41">Získat čtvrti jako polygony</text:p>
                  </text:list-item>
                  <text:list-item>
                    <text:p xml:id="id42" text:id="id42">Prostorově spojit data (point in polygon)</text:p>
                  </text:list-item>
                  <text:list-item>
                    <text:p xml:id="id43" text:id="id43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ottom_20_Red" presentation:presentation-page-layout-name="AL1T0">
        <office:forms form:automatic-focus="false" form:apply-design-mode="false"/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wc-v-praz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Základní rastrové operace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44" text:id="id44">Oříznout raster (do souřadnic)</text:p>
                <text:p xml:id="id45" text:id="id45"><text:span text:style-name="T9">terra::crop()</text:span></text:p>
              </text:list-item>
              <text:list-item>
                <text:p xml:id="id46" text:id="id46">Vymaskovat raster (obecný polygon)</text:p>
                <text:p xml:id="id47" text:id="id47"><text:span text:style-name="T9">terra::mask()</text:span></text:p>
              </text:list-item>
              <text:list-item>
                <text:p xml:id="id48" text:id="id48">Přenést data na vektorové polygony</text:p>
                <text:p xml:id="id49" text:id="id49"><text:span text:style-name="T9">exactextractr::exact_extract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>Příklad: zastavěnost krajů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50" text:id="id50">Zjistit % plochy krajů v ČR pokrytých zástavbou / ze satelitu Copernicus</text:p>
              </text:list-item>
              <text:list-item>
                <text:p xml:id="id51" text:id="id51">Problém:</text:p>
                <text:list>
                  <text:list-item>
                    <text:p xml:id="id52" text:id="id52">Získat zastavěnou plochu jako rastr</text:p>
                  </text:list-item>
                  <text:list-item>
                    <text:p xml:id="id53" text:id="id53">Získat kraje jako polygony</text:p>
                  </text:list-item>
                  <text:list-item>
                    <text:p xml:id="id54" text:id="id54">Přenést informaci z rastru na vektor</text:p>
                  </text:list-item>
                  <text:list-item>
                    <text:p xml:id="id55" text:id="id55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ttom_20_Red" presentation:presentation-page-layout-name="AL1T0">
        <office:forms form:automatic-focus="false" form:apply-design-mode="false"/>
        <draw:custom-shape draw:name="TextShape 1_8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raster-kraj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>Šerý dávnověk: <text:span text:style-name="T7">{sp}</text:span>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6" text:id="id56">Než přišel balíček <text:span text:style-name="T4">{sf}</text:span> (2017), používal se balíček <text:span text:style-name="T4">{sp}</text:span></text:p>
              </text:list-item>
              <text:list-item>
                <text:p xml:id="id57" text:id="id57">Stejní autoři, jiný koncept</text:p>
              </text:list-item>
              <text:list-item>
                <text:p xml:id="id58" text:id="id58">Občas se hodí převod:</text:p>
                <text:list>
                  <text:list-item>
                    <text:p xml:id="id59" text:id="id59">sp 2 sf = <text:span text:style-name="T4">sf::st_as_sf(x)</text:span></text:p>
                  </text:list-item>
                  <text:list-item>
                    <text:p xml:id="id60" text:id="id60">sf 2 sp = <text:span text:style-name="T4">as(x, "Spatial"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Klíčové body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61" text:id="id61">Souřadnicové systémy</text:p>
                <text:list>
                  <text:list-item>
                    <text:p xml:id="id62" text:id="id62">zeměpisné × plošné</text:p>
                  </text:list-item>
                  <text:list-item>
                    <text:p xml:id="id63" text:id="id63">převody mezi nimi</text:p>
                  </text:list-item>
                </text:list>
              </text:list-item>
              <text:list-item>
                <text:p xml:id="id64" text:id="id64">Testy dvou geometrií</text:p>
                <text:list>
                  <text:list-item>
                    <text:p xml:id="id65" text:id="id65">Průnik, dotek, blízkost</text:p>
                  </text:list-item>
                </text:list>
              </text:list-item>
              <text:list-item>
                <text:p xml:id="id66" text:id="id66">Prostorové propojení 2 objektů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79</meta:editing-cycles>
    <dc:title>JLA prezka</dc:title>
    <meta:editing-duration>P1DT16H37M22S</meta:editing-duration>
    <meta:generator>LibreOffice/7.6.5.2$Linux_X86_64 LibreOffice_project/60$Build-2</meta:generator>
    <meta:initial-creator>Jindra Lacko</meta:initial-creator>
    <dc:date>2024-02-28T14:36:35.787204752</dc:date>
    <dc:creator>Jindra Lacko</dc:creator>
    <meta:document-statistic meta:object-count="148"/>
  </office:meta>
</office:document-meta>
</file>